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fo:language="ca" fo:country="ES" officeooo:rsid="000299b0" officeooo:paragraph-rsid="000299b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3pt" fo:language="ca" fo:country="ES" style:text-underline-style="none" fo:font-weight="normal" officeooo:rsid="000299b0" officeooo:paragraph-rsid="00030d8e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3pt" fo:language="ca" fo:country="ES" style:text-underline-style="none" fo:font-weight="normal" officeooo:rsid="000299b0" officeooo:paragraph-rsid="00030d8e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3pt" fo:language="ca" fo:country="ES" style:text-underline-style="none" fo:font-weight="normal" officeooo:rsid="00040ff3" officeooo:paragraph-rsid="00040ff3" fo:background-color="transparent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’Usuari</text:p>
      <text:p text:style-name="P1"/>
      <text:p text:style-name="P2"><text:span text:style-name="T1">La primera pàgina que veus és el mapa </text:span><text:span text:style-name="T2">clickable</text:span><text:span text:style-name="T1">, on pot moure't per totes les comarques de Catalunya. Just al costat del botó del mapa, tens un botó que posa ''Llistat''. Aquest botó et porta a veure un taula amb molta més informació sobre les 42 comarques de Catalunya.</text:span></text:p>
      <text:p text:style-name="P2"><text:line-break/><text:span text:style-name="T1">La següent pestanya de</text:span><text:span text:style-name="T2">l header </text:span><text:span text:style-name="T1">ens porta al test, aquest apartat tens com a primera plana un test que si l'aplicació detecta que pots ser un possible cas de Covid—19 l'aplicació treu un missatge dient que pots ser un possible infectat i el puja a una taula on reuneix tots els possibles casos detectats per la nostra aplicació.</text:span></text:p>
      <text:p text:style-name="P2"><text:span text:style-name="T1">Aquesta </text:span><text:span text:style-name="T2">es </text:span><text:span text:style-name="T1">la segona part d'aquesta pestanya. Quan acabes de fer el test la pestanya et porta a una taula novament amb les 42 comarques, però ara la informació que registra són els casos que la nostra aplicació ha agafat.</text:span></text:p>
      <text:p text:style-name="P2"><text:line-break/><text:span text:style-name="T1">La tercera pestanya de</text:span><text:span text:style-name="T2">l header es </text:span><text:span text:style-name="T1">la de ''Informació'', aquesta pestanya et porta a un munt d'informació sobre </text:span><text:span text:style-name="T2">el Covid-19</text:span><text:span text:style-name="T1">, possibles símptomes, tots els horaris i diferencies entre les fases, números de contacte...</text:span></text:p>
      <text:p text:style-name="P2"><text:line-break/><text:span text:style-name="T1">I per últim, la nostra aplicació té un fòrum on pots parlar sobre el tema amb els usuaris.</text:span> </text:p>
      <text:p text:style-name="P2"/>
      <text:p text:style-name="P4">Si no has fer un Login no tindràs opció a utilitzar ni el test ni el fòrum.</text:p>
      <text:p text:style-name="P4">Si no tens compte no et preocupis, just al costat de fer Login test un botó per registrar-te i poder fer un ús complert de l’aplicació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7:04:42.593000000</meta:creation-date>
    <dc:date>2020-05-28T17:45:38.633000000</dc:date>
    <meta:editing-duration>PT5M18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8" meta:word-count="244" meta:character-count="1351" meta:non-whitespace-character-count="1112"/>
  </office:meta>
</office:document-meta>
</file>